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6.00pt" fo:font-weight="bold" fo:font-family="''Liberation Sans', Arial'" style:font-family-asian="''Liberation Sans', Arial'" style:font-family-complex="''Liberation Sans', Arial'" fo:background-color="transparent" style:use-window-font-color="true"/>
    </style:style>
    <style:style style:name="T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''Liberation Sans', Arial'" style:font-family-asian="''Liberation Sans', Arial'" style:font-family-complex="''Liberation Sans', Arial'" fo:background-color="transparent" style:use-window-font-color="true"/>
    </style:style>
    <style:style style:name="T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7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8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1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42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43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5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59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6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6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6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7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7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7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7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8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9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9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9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98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99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10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0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0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0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0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1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1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1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2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3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3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3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3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3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4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4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4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5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154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155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15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5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5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6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6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6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71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7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7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7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7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8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8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8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0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9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2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9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4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95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6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9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98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1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04" style:family="text">
      <style:text-properties fo:font-size="14.00pt" fo:font-weight="bold" fo:font-family="''Liberation Sans', Arial'" style:font-family-asian="''Liberation Sans', Arial'" style:font-family-complex="''Liberation Sans', Arial'" fo:background-color="transparent" style:use-window-font-color="true"/>
    </style:style>
    <style:style style:name="T205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06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207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208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20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11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2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24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27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2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31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3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4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4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44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4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4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4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5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5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4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5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5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5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5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60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6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62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266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267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26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7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7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7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4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7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7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7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7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8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82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8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8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86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8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9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4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9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29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00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0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0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09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1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1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18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19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20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2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2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4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2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2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2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3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3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4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3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3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3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3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4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4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4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4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4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47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348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349" style:family="text">
      <style:text-properties fo:font-size="14.00pt" fo:font-weight="normal" fo:font-family="'Segoe UI Symbol'" style:font-family-asian="'Segoe UI Symbol'" style:font-family-complex="'Segoe UI Symbol'" fo:background-color="transparent" style:use-window-font-color="true"/>
    </style:style>
    <style:style style:name="T350" style:family="text">
      <style:text-properties fo:font-size="14.00pt" fo:font-weight="normal" fo:font-family="''Liberation Sans', Arial'" style:font-family-asian="''Liberation Sans', Arial'" style:font-family-complex="''Liberation Sans', Arial'" fo:background-color="transparent" style:use-window-font-color="true"/>
    </style:style>
    <style:style style:name="T35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52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5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5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5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5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59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1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6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6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65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6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6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6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69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70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7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72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7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7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7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7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9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8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1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82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83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84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85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8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8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8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2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4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9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6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9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98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39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0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01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02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03" style:family="text">
      <style:text-properties fo:font-size="12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04" style:family="text">
      <style:text-properties fo:font-size="12.00pt" fo:font-weight="normal" style:text-underline-mode="continuous" style:text-underline-type="single" style:text-underline-style="solid" style:text-underline-width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0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0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0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09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1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1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1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19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2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1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2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3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2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5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2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7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2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29" style:family="text">
      <style:text-properties fo:font-size="12.00pt" fo:font-weight="normal" fo:font-family="'Liberation Serif', 'Times New R'" style:font-family-asian="'Liberation Serif', 'Times New R'" style:font-family-complex="'Liberation Serif', 'Times New R'" fo:background-color="transparent" style:use-window-font-color="true"/>
    </style:style>
    <style:style style:name="T4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0.00pt" fo:margin-bottom="6.00pt"/>
    </style:style>
    <style:style style:name="P2" style:family="paragraph">
      <style:paragraph-properties fo:line-height="100.00%" fo:text-align="left" fo:margin-top="7.00pt" fo:margin-bottom="6.00pt"/>
    </style:style>
    <style:style style:name="P3" style:family="paragraph">
      <style:paragraph-properties fo:line-height="100.00%" fo:text-align="left" fo:margin-top="12.00pt" fo:margin-bottom="6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top="12.00pt" fo:margin-bottom="6.0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top="12.00pt" fo:margin-bottom="6.00p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top="12.00pt" fo:margin-bottom="6.00pt"/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top="12.00pt" fo:margin-bottom="6.00p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top="7.00pt" fo:margin-bottom="6.00pt"/>
    </style:style>
    <style:style style:name="P14" style:family="paragraph">
      <style:paragraph-properties fo:line-height="100.00%" fo:text-align="left" fo:margin-top="12.00pt" fo:margin-bottom="6.00pt"/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left" fo:margin-top="12.00pt" fo:margin-bottom="6.00pt"/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top="12.00pt" fo:margin-bottom="6.00pt"/>
    </style:style>
    <style:style style:name="P19" style:family="paragraph">
      <style:paragraph-properties fo:line-height="100.00%" fo:text-align="left"/>
    </style:style>
  </office:automatic-styles>
  <office:body>
    <office:text>
      <text:p text:style-name="P1"><text:span text:style-name="T1">Модуль</text:span><text:span text:style-name="T2"><text:s/>Tracer.c</text:span></text:p>
      <text:p text:style-name="P2"><text:span text:style-name="T3">Метод</text:span><text:span text:style-name="T4"><text:s/>Current_line </text:span></text:p>
      <text:p text:style-name="P3"><text:span text:style-name="T5">Тест</text:span><text:span text:style-name="T6"><text:s/></text:span><text:span text:style-name="T7">№</text:span><text:span text:style-name="T8"><text:s/>1</text:span></text:p>
      <text:p text:style-name="P4"><text:span text:style-name="T9">Цель</text:span><text:span text:style-name="T10">:</text:span><text:span text:style-name="T11"><text:s/></text:span><text:span text:style-name="T12">Проверка</text:span><text:span text:style-name="T13"><text:s/></text:span><text:span text:style-name="T14">работоспособности</text:span><text:span text:style-name="T15"><text:s/></text:span><text:span text:style-name="T16">функции</text:span><text:span text:style-name="T17"><text:s/>current _ line</text:span></text:p>
      <text:p text:style-name="P4"><text:span text:style-name="T18">Тип</text:span><text:span text:style-name="T19">:</text:span><text:span text:style-name="T20"><text:s/></text:span><text:span text:style-name="T21">общий</text:span><text:span text:style-name="T22"><text:s/></text:span></text:p>
      <text:p text:style-name="P4"><text:span text:style-name="T23">Входные</text:span><text:span text:style-name="T24"><text:s/></text:span><text:span text:style-name="T25">данные</text:span><text:span text:style-name="T26">:</text:span><text:span text:style-name="T27"><text:s text:c="2"/>txt</text:span></text:p>
      <text:p text:style-name="P4"><text:span text:style-name="T28">Ожидаемый</text:span><text:span text:style-name="T29"><text:s/></text:span><text:span text:style-name="T30">результат</text:span><text:span text:style-name="T31">:</text:span><text:span text:style-name="T32"><text:s/>1</text:span></text:p>
      <text:p text:style-name="P4"><text:span text:style-name="T33">Описание</text:span><text:span text:style-name="T34"><text:s/></text:span><text:span text:style-name="T35">процесса</text:span><text:span text:style-name="T36">:<text:s text:c="2"/></text:span><text:span text:style-name="T37">Отсутсвует</text:span><text:span text:style-name="T38"><text:s/></text:span></text:p>
      <text:p text:style-name="P4"><text:span text:style-name="T39"/></text:p>
      <text:p text:style-name="P5"><text:span text:style-name="T40">Тест</text:span><text:span text:style-name="T41"><text:s/></text:span><text:span text:style-name="T42">№</text:span><text:span text:style-name="T43"><text:s/>2</text:span></text:p>
      <text:p text:style-name="P6"><text:span text:style-name="T44">Цель</text:span><text:span text:style-name="T45">:</text:span><text:span text:style-name="T46"><text:s/></text:span><text:span text:style-name="T47">Проверка</text:span><text:span text:style-name="T48"><text:s/></text:span><text:span text:style-name="T49">работоспособности</text:span><text:span text:style-name="T50"><text:s/></text:span><text:span text:style-name="T51">функции</text:span><text:span text:style-name="T52"><text:s/>current _ line<text:s/></text:span><text:span text:style-name="T53">на</text:span><text:span text:style-name="T54"><text:s/></text:span><text:span text:style-name="T55">файле</text:span><text:span text:style-name="T56"><text:s/></text:span></text:p>
      <text:p text:style-name="P6"><text:span text:style-name="T57">Тип</text:span><text:span text:style-name="T58">:</text:span><text:span text:style-name="T59"><text:s/></text:span><text:span text:style-name="T60">общий</text:span><text:span text:style-name="T61"><text:s/></text:span></text:p>
      <text:p text:style-name="P6"><text:span text:style-name="T62">Входные</text:span><text:span text:style-name="T63"><text:s/></text:span><text:span text:style-name="T64">данные</text:span><text:span text:style-name="T65">:</text:span><text:span text:style-name="T66"><text:s text:c="2"/></text:span><text:span text:style-name="T67">пустой</text:span><text:span text:style-name="T68"><text:s/></text:span><text:span text:style-name="T69">текстовый</text:span><text:span text:style-name="T70"><text:s/></text:span><text:span text:style-name="T71">файл</text:span><text:span text:style-name="T72"><text:s text:c="2"/></text:span></text:p>
      <text:p text:style-name="P6"><text:span text:style-name="T73">Ожидаемый</text:span><text:span text:style-name="T74"><text:s/></text:span><text:span text:style-name="T75">результат</text:span><text:span text:style-name="T76">:</text:span><text:span text:style-name="T77"><text:s text:c="2"/>1</text:span></text:p>
      <text:p text:style-name="P6"><text:span text:style-name="T78">Описание</text:span><text:span text:style-name="T79"><text:s/></text:span><text:span text:style-name="T80">процесса</text:span><text:span text:style-name="T81">:<text:s text:c="2"/></text:span><text:span text:style-name="T82">для</text:span><text:span text:style-name="T83"><text:s/></text:span><text:span text:style-name="T84">проверки</text:span><text:span text:style-name="T85"><text:s/></text:span><text:span text:style-name="T86">данной</text:span><text:span text:style-name="T87"><text:s/></text:span><text:span text:style-name="T88">ситуации</text:span><text:span text:style-name="T89"><text:s/></text:span><text:span text:style-name="T90">нужно</text:span><text:span text:style-name="T91"><text:s/></text:span><text:span text:style-name="T92">создать</text:span><text:span text:style-name="T93"><text:s/></text:span><text:span text:style-name="T94">файл</text:span></text:p>
      <text:p text:style-name="P6"><text:span text:style-name="T95"/></text:p>
      <text:p text:style-name="P6"><text:span text:style-name="T95"/></text:p>
      <text:p text:style-name="P6"><text:span text:style-name="T95"/></text:p>
      <text:p text:style-name="P7"><text:span text:style-name="T96">Тест</text:span><text:span text:style-name="T97"><text:s/></text:span><text:span text:style-name="T98">№</text:span><text:span text:style-name="T99"><text:s/>3</text:span></text:p>
      <text:p text:style-name="P8"><text:span text:style-name="T100">Цель</text:span><text:span text:style-name="T101">:</text:span><text:span text:style-name="T102"><text:s/></text:span><text:span text:style-name="T103">Проверка</text:span><text:span text:style-name="T104"><text:s/></text:span><text:span text:style-name="T105">работоспособности</text:span><text:span text:style-name="T106"><text:s/></text:span><text:span text:style-name="T107">функции</text:span><text:span text:style-name="T108"><text:s/>current _ line<text:s/></text:span><text:span text:style-name="T109">на</text:span><text:span text:style-name="T110"><text:s/></text:span><text:span text:style-name="T111">файле</text:span><text:span text:style-name="T112"><text:s/></text:span></text:p>
      <text:p text:style-name="P8"><text:span text:style-name="T113">Тип</text:span><text:span text:style-name="T114">:</text:span><text:span text:style-name="T115"><text:s/></text:span><text:span text:style-name="T116">общий</text:span><text:span text:style-name="T117"><text:s/></text:span></text:p>
      <text:p text:style-name="P8"><text:span text:style-name="T118">Входные</text:span><text:span text:style-name="T119"><text:s/></text:span><text:span text:style-name="T120">данные</text:span><text:span text:style-name="T121">:</text:span><text:span text:style-name="T122"><text:s text:c="2"/></text:span><text:span text:style-name="T123">файл</text:span><text:span text:style-name="T124"><text:s/></text:span><text:span text:style-name="T125">длиной</text:span><text:span text:style-name="T126"><text:s/>4<text:s/></text:span><text:span text:style-name="T127">строки</text:span><text:span text:style-name="T128"><text:s/></text:span></text:p>
      <text:p text:style-name="P8"><text:span text:style-name="T129">Ожидаемый</text:span><text:span text:style-name="T130"><text:s/></text:span><text:span text:style-name="T131">результат</text:span><text:span text:style-name="T132">:</text:span><text:span text:style-name="T133"><text:s text:c="2"/>1</text:span></text:p>
      <text:p text:style-name="P8"><text:span text:style-name="T134">Описание</text:span><text:span text:style-name="T135"><text:s/></text:span><text:span text:style-name="T136">процесса</text:span><text:span text:style-name="T137">:<text:s text:c="2"/></text:span><text:span text:style-name="T138">для</text:span><text:span text:style-name="T139"><text:s/></text:span><text:span text:style-name="T140">проверки</text:span><text:span text:style-name="T141"><text:s/></text:span><text:span text:style-name="T142">данной</text:span><text:span text:style-name="T143"><text:s/></text:span><text:span text:style-name="T144">ситуации</text:span><text:span text:style-name="T145"><text:s/></text:span><text:span text:style-name="T146">нужно</text:span><text:span text:style-name="T147"><text:s/></text:span><text:span text:style-name="T148">создать</text:span><text:span text:style-name="T149"><text:s/></text:span><text:span text:style-name="T150">файл</text:span></text:p>
      <text:p text:style-name="P8"><text:span text:style-name="T151"/></text:p>
      <text:p text:style-name="P8"><text:span text:style-name="T151"/></text:p>
      <text:p text:style-name="P9"><text:span text:style-name="T152">Тест</text:span><text:span text:style-name="T153"><text:s/></text:span><text:span text:style-name="T154">№</text:span><text:span text:style-name="T155"><text:s/>4</text:span></text:p>
      <text:p text:style-name="P10"><text:span text:style-name="T156">Цель</text:span><text:span text:style-name="T157">:</text:span><text:span text:style-name="T158"><text:s/></text:span><text:span text:style-name="T159">Проверка</text:span><text:span text:style-name="T160"><text:s/></text:span><text:span text:style-name="T161">работоспособности</text:span><text:span text:style-name="T162"><text:s/></text:span><text:span text:style-name="T163">функции</text:span><text:span text:style-name="T164"><text:s/>current _ line<text:s/></text:span><text:span text:style-name="T165">на</text:span><text:span text:style-name="T166"><text:s/></text:span><text:span text:style-name="T167">файле</text:span><text:span text:style-name="T168"><text:s/></text:span></text:p>
      <text:p text:style-name="P10"><text:span text:style-name="T169">Тип</text:span><text:span text:style-name="T170">:</text:span><text:span text:style-name="T171"><text:s/></text:span><text:span text:style-name="T172">общий</text:span><text:span text:style-name="T173"><text:s/></text:span></text:p>
      <text:p text:style-name="P10"><text:span text:style-name="T174">Входные</text:span><text:span text:style-name="T175"><text:s/></text:span><text:span text:style-name="T176">данные</text:span><text:span text:style-name="T177">:</text:span><text:span text:style-name="T178"><text:s text:c="2"/></text:span><text:span text:style-name="T179">файл</text:span><text:span text:style-name="T180"><text:s/></text:span><text:span text:style-name="T181">длиной</text:span><text:span text:style-name="T182"><text:s/>4<text:s/></text:span><text:span text:style-name="T183">строки</text:span></text:p>
      <text:p text:style-name="P10"><text:span text:style-name="T184">Ожидаемый</text:span><text:span text:style-name="T185"><text:s/></text:span><text:span text:style-name="T186">результат</text:span><text:span text:style-name="T187">:</text:span><text:span text:style-name="T188"><text:s text:c="2"/>3</text:span></text:p>
      <text:p text:style-name="P10"><text:span text:style-name="T189">Описание</text:span><text:span text:style-name="T190"><text:s/></text:span><text:span text:style-name="T191">процесса</text:span><text:span text:style-name="T192">:<text:s/></text:span><text:span text:style-name="T193">проверка</text:span><text:span text:style-name="T194"><text:s/></text:span><text:span text:style-name="T195">за</text:span><text:span text:style-name="T196"><text:s/></text:span><text:span text:style-name="T197">выход</text:span><text:span text:style-name="T198"><text:s/></text:span><text:span text:style-name="T199">границ</text:span><text:span text:style-name="T200"><text:s/></text:span><text:span text:style-name="T201">текста</text:span></text:p>
      <text:p text:style-name="P10"><text:span text:style-name="T202"/></text:p>
      <text:p text:style-name="P10"><text:span text:style-name="T202"/></text:p>
      <text:p text:style-name="P10"><text:span text:style-name="T202"/></text:p>
      <text:p text:style-name="P11"><text:span text:style-name="T202"/></text:p>
      <text:p text:style-name="P12"><text:span text:style-name="T202"/></text:p>
      <text:p text:style-name="P12"><text:span text:style-name="T202"/></text:p>
      <text:p text:style-name="P12"><text:span text:style-name="T202"/></text:p>
      <text:p text:style-name="P13"><text:span text:style-name="T202"/></text:p>
      <text:p text:style-name="P13"><text:span text:style-name="T202"/></text:p>
      <text:p text:style-name="P13"><text:span text:style-name="T203">Метод</text:span><text:span text:style-name="T204"><text:s text:c="2"/>rh</text:span></text:p>
      <text:p text:style-name="P14"><text:span text:style-name="T205">Тест</text:span><text:span text:style-name="T206"><text:s/></text:span><text:span text:style-name="T207">№</text:span><text:span text:style-name="T208">1</text:span></text:p>
      <text:p text:style-name="P15"><text:span text:style-name="T209">Цель</text:span><text:span text:style-name="T210">:</text:span><text:span text:style-name="T211"><text:s/></text:span><text:span text:style-name="T212">Проверка</text:span><text:span text:style-name="T213"><text:s/></text:span><text:span text:style-name="T214">работоспособности</text:span><text:span text:style-name="T215"><text:s/></text:span><text:span text:style-name="T216">функции</text:span><text:span text:style-name="T217"><text:s/>rh<text:s/></text:span><text:span text:style-name="T218">на</text:span><text:span text:style-name="T219"><text:s/></text:span><text:span text:style-name="T220">файле</text:span><text:span text:style-name="T221"><text:s/></text:span></text:p>
      <text:p text:style-name="P15"><text:span text:style-name="T222">Тип</text:span><text:span text:style-name="T223">:</text:span><text:span text:style-name="T224"><text:s/></text:span><text:span text:style-name="T225">общий</text:span><text:span text:style-name="T226"><text:s/></text:span></text:p>
      <text:p text:style-name="P15"><text:span text:style-name="T227">Входные</text:span><text:span text:style-name="T228"><text:s/></text:span><text:span text:style-name="T229">данные</text:span><text:span text:style-name="T230">:</text:span><text:span text:style-name="T231"><text:s text:c="2"/></text:span><text:span text:style-name="T232">текстовый</text:span><text:span text:style-name="T233"><text:s/></text:span><text:span text:style-name="T234">файл</text:span><text:span text:style-name="T235"><text:s/></text:span><text:span text:style-name="T236">содержащий</text:span><text:span text:style-name="T237"><text:s/></text:span><text:span text:style-name="T238">строку</text:span><text:span text:style-name="T239"><text:s text:c="2"/></text:span></text:p>
      <text:p text:style-name="P15"><text:span text:style-name="T240">Ожидаемый</text:span><text:span text:style-name="T241"><text:s/></text:span><text:span text:style-name="T242">результат</text:span><text:span text:style-name="T243">:</text:span><text:span text:style-name="T244"><text:s text:c="2"/></text:span><text:span text:style-name="T245">Файл</text:span><text:span text:style-name="T246"><text:s/></text:span><text:span text:style-name="T247">загрузится</text:span><text:span text:style-name="T248"><text:s/></text:span><text:span text:style-name="T249">и</text:span><text:span text:style-name="T250"><text:s/></text:span><text:span text:style-name="T251">функция</text:span><text:span text:style-name="T252"><text:s/></text:span><text:span text:style-name="T253">выполнится</text:span><text:span text:style-name="T254"><text:s/></text:span><text:span text:style-name="T255">без</text:span><text:span text:style-name="T256"><text:s/></text:span><text:span text:style-name="T257">ошибок</text:span><text:span text:style-name="T258"><text:s text:c="2"/></text:span></text:p>
      <text:p text:style-name="P15"><text:span text:style-name="T259">Описание</text:span><text:span text:style-name="T260"><text:s/></text:span><text:span text:style-name="T261">процесса</text:span><text:span text:style-name="T262">: -</text:span></text:p>
      <text:p text:style-name="P15"><text:span text:style-name="T263"/></text:p>
      <text:p text:style-name="P16"><text:span text:style-name="T264">Тест</text:span><text:span text:style-name="T265"><text:s/></text:span><text:span text:style-name="T266">№</text:span><text:span text:style-name="T267">2</text:span></text:p>
      <text:p text:style-name="P17"><text:span text:style-name="T268">Цель</text:span><text:span text:style-name="T269">:</text:span><text:span text:style-name="T270"><text:s/></text:span><text:span text:style-name="T271">Проверка</text:span><text:span text:style-name="T272"><text:s/></text:span><text:span text:style-name="T273">работоспособности</text:span><text:span text:style-name="T274"><text:s/></text:span><text:span text:style-name="T275">функции</text:span><text:span text:style-name="T276"><text:s/>rh<text:s/></text:span><text:span text:style-name="T277">на</text:span><text:span text:style-name="T278"><text:s/></text:span><text:span text:style-name="T279">файле</text:span><text:span text:style-name="T280"><text:s/></text:span></text:p>
      <text:p text:style-name="P17"><text:span text:style-name="T281">Тип</text:span><text:span text:style-name="T282">:</text:span><text:span text:style-name="T283"><text:s/></text:span><text:span text:style-name="T284">общий</text:span><text:span text:style-name="T285"><text:s/></text:span></text:p>
      <text:p text:style-name="P17"><text:span text:style-name="T286">Входные</text:span><text:span text:style-name="T287"><text:s/></text:span><text:span text:style-name="T288">данные</text:span><text:span text:style-name="T289">:</text:span><text:span text:style-name="T290"><text:s text:c="2"/></text:span><text:span text:style-name="T291">текстовый</text:span><text:span text:style-name="T292"><text:s/></text:span><text:span text:style-name="T293">файл</text:span><text:span text:style-name="T294"><text:s/></text:span><text:span text:style-name="T295">содержащий</text:span><text:span text:style-name="T296"><text:s/></text:span><text:span text:style-name="T297">строку</text:span><text:span text:style-name="T298"><text:s text:c="2"/></text:span></text:p>
      <text:p text:style-name="P17"><text:span text:style-name="T299">Ожидаемый</text:span><text:span text:style-name="T300"><text:s/></text:span><text:span text:style-name="T301">результат</text:span><text:span text:style-name="T302">:</text:span><text:span text:style-name="T303"><text:s text:c="2"/></text:span><text:span text:style-name="T304">Файл</text:span><text:span text:style-name="T305"><text:s/></text:span><text:span text:style-name="T306">загрузится</text:span><text:span text:style-name="T307"><text:s/></text:span><text:span text:style-name="T308">и</text:span><text:span text:style-name="T309"><text:s/></text:span><text:span text:style-name="T310">функция</text:span><text:span text:style-name="T311"><text:s/></text:span><text:span text:style-name="T312">выполнится</text:span><text:span text:style-name="T313"><text:s/></text:span><text:span text:style-name="T314">без</text:span><text:span text:style-name="T315"><text:s/></text:span><text:span text:style-name="T316">ошибок</text:span><text:span text:style-name="T317"><text:s text:c="2"/></text:span></text:p>
      <text:p text:style-name="P17"><text:span text:style-name="T318">Описание</text:span><text:span text:style-name="T319"><text:s/></text:span><text:span text:style-name="T320">процесса</text:span><text:span text:style-name="T321">:</text:span><text:span text:style-name="T322"><text:s text:c="2"/></text:span><text:span text:style-name="T323">Создание</text:span><text:span text:style-name="T324"><text:s/></text:span><text:span text:style-name="T325">копии</text:span><text:span text:style-name="T326"><text:s/></text:span><text:span text:style-name="T327">дескриптора</text:span><text:span text:style-name="T328"><text:s/></text:span><text:span text:style-name="T329">входного</text:span><text:span text:style-name="T330"><text:s/></text:span><text:span text:style-name="T331">файла</text:span><text:span text:style-name="T332"><text:s/></text:span><text:span text:style-name="T333">и</text:span><text:span text:style-name="T334"><text:s/></text:span><text:span text:style-name="T335">проверка</text:span></text:p>
      <text:p text:style-name="P17"><text:span text:style-name="T336"><text:tab/><text:tab/><text:tab/><text:s text:c="2"/></text:span><text:span text:style-name="T337">размера</text:span><text:span text:style-name="T338"><text:s/></text:span><text:span text:style-name="T339">оригинального</text:span><text:span text:style-name="T340"><text:s/></text:span><text:span text:style-name="T341">файла</text:span><text:span text:style-name="T342"><text:s/></text:span><text:span text:style-name="T343">и</text:span><text:span text:style-name="T344"><text:s/></text:span><text:span text:style-name="T345">копии</text:span><text:span text:style-name="T346">.</text:span></text:p>
      <text:p text:style-name="P18"><text:span text:style-name="T347">Тест</text:span><text:span text:style-name="T348"><text:s/></text:span><text:span text:style-name="T349">№</text:span><text:span text:style-name="T350">3</text:span></text:p>
      <text:p text:style-name="P19"><text:span text:style-name="T351">Цель</text:span><text:span text:style-name="T352">:</text:span><text:span text:style-name="T353"><text:s/></text:span><text:span text:style-name="T354">Проверка</text:span><text:span text:style-name="T355"><text:s/></text:span><text:span text:style-name="T356">работоспособности</text:span><text:span text:style-name="T357"><text:s/></text:span><text:span text:style-name="T358">функции</text:span><text:span text:style-name="T359"><text:s/>rh<text:s/></text:span><text:span text:style-name="T360">на</text:span><text:span text:style-name="T361"><text:s/></text:span><text:span text:style-name="T362">файле</text:span><text:span text:style-name="T363"><text:s/></text:span></text:p>
      <text:p text:style-name="P19"><text:span text:style-name="T364">Тип</text:span><text:span text:style-name="T365">:</text:span><text:span text:style-name="T366"><text:s/></text:span><text:span text:style-name="T367">общий</text:span><text:span text:style-name="T368"><text:s/></text:span></text:p>
      <text:p text:style-name="P19"><text:span text:style-name="T369">Входные</text:span><text:span text:style-name="T370"><text:s/></text:span><text:span text:style-name="T371">данные</text:span><text:span text:style-name="T372">:</text:span><text:span text:style-name="T373"><text:s text:c="2"/></text:span><text:span text:style-name="T374">текстовый</text:span><text:span text:style-name="T375"><text:s/></text:span><text:span text:style-name="T376">файл</text:span><text:span text:style-name="T377"><text:s/></text:span><text:span text:style-name="T378">содержащий четыре<text:s/></text:span><text:span text:style-name="T379"><text:s/></text:span><text:span text:style-name="T380">строки</text:span><text:span text:style-name="T381"><text:s text:c="2"/></text:span></text:p>
      <text:p text:style-name="P19"><text:span text:style-name="T382">Ожидаемый</text:span><text:span text:style-name="T383"><text:s/></text:span><text:span text:style-name="T384">результат</text:span><text:span text:style-name="T385">:</text:span><text:span text:style-name="T386"><text:s text:c="2"/></text:span><text:span text:style-name="T387">Файл</text:span><text:span text:style-name="T388"><text:s/></text:span><text:span text:style-name="T389">загрузится</text:span><text:span text:style-name="T390"><text:s/></text:span><text:span text:style-name="T391">и</text:span><text:span text:style-name="T392"><text:s/></text:span><text:span text:style-name="T393">функция</text:span><text:span text:style-name="T394"><text:s/></text:span><text:span text:style-name="T395">выполнится</text:span><text:span text:style-name="T396"><text:s/></text:span><text:span text:style-name="T397">без</text:span><text:span text:style-name="T398"><text:s/></text:span><text:span text:style-name="T399">ошибок</text:span><text:span text:style-name="T400"><text:s text:c="2"/></text:span></text:p>
      <text:p text:style-name="P19"><text:span text:style-name="T401">Описание</text:span><text:span text:style-name="T402"><text:s/></text:span><text:span text:style-name="T403">процесса</text:span><text:span text:style-name="T404">:</text:span><text:span text:style-name="T405"><text:s text:c="2"/></text:span><text:span text:style-name="T406">Создание</text:span><text:span text:style-name="T407"><text:s/></text:span><text:span text:style-name="T408">копии</text:span><text:span text:style-name="T409"><text:s/></text:span><text:span text:style-name="T410">дескриптора</text:span><text:span text:style-name="T411"><text:s/></text:span><text:span text:style-name="T412">входного</text:span><text:span text:style-name="T413"><text:s/></text:span><text:span text:style-name="T414">файла</text:span><text:span text:style-name="T415"><text:s/></text:span><text:span text:style-name="T416">и</text:span><text:span text:style-name="T417"><text:s/></text:span><text:span text:style-name="T418">проверка</text:span></text:p>
      <text:p text:style-name="P19"><text:span text:style-name="T419"><text:tab/><text:tab/><text:tab/><text:s text:c="2"/></text:span><text:span text:style-name="T420">размера</text:span><text:span text:style-name="T421"><text:s/></text:span><text:span text:style-name="T422">оригинального</text:span><text:span text:style-name="T423"><text:s/></text:span><text:span text:style-name="T424">файла</text:span><text:span text:style-name="T425"><text:s/></text:span><text:span text:style-name="T426">и</text:span><text:span text:style-name="T427"><text:s/></text:span><text:span text:style-name="T428">копии</text:span><text:span text:style-name="T429">.</text:span></text:p>
      <text:p text:style-name="P19"><text:span text:style-name="T430"/></text:p>
      <text:p text:style-name="P19"><text:span text:style-name="T43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